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25-06-24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1944" calcext:value-type="float">
            <text:p>33.8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25-03-05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4032" calcext:value-type="float">
            <text:p>33.7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24-12-17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008" calcext:value-type="float">
            <text:p>33.5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24-09-12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7728" calcext:value-type="float">
            <text:p>33.6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24-04-17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23-10-25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23-07-20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3616" calcext:value-type="float">
            <text:p>33.5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23-04-12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23-01-04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228" calcext:value-type="float">
            <text:p>33.4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22-10-31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22-08-09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0088" calcext:value-type="float">
            <text:p>33.4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22-06-09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22-01-19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21-11-10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21-08-16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21-03-26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5352" calcext:value-type="float">
            <text:p>32.9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20-12-10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20-02-03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19-11-07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19-07-16 1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19-04-11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18-11-16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18-08-28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2072" calcext:value-type="float">
            <text:p>33.3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18-04-17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18-02-14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17-11-03 1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18" calcext:value-type="float">
            <text:p>33.4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17-08-04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6808" calcext:value-type="float">
            <text:p>33.89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17-06-14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2552" calcext:value-type="float">
            <text:p>33.3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16-10-25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16-08-1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16-05-19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2488" calcext:value-type="float">
            <text:p>33.6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16-03-02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4408" calcext:value-type="float">
            <text:p>33.7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15-10-27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0272" calcext:value-type="float">
            <text:p>34.1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15-07-21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5408" calcext:value-type="float">
            <text:p>34.1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15-04-28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6264" calcext:value-type="float">
            <text:p>34.1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15-02-10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3696" calcext:value-type="float">
            <text:p>34.1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14-10-21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7704" calcext:value-type="float">
            <text:p>34.2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14-07-15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2088" calcext:value-type="float">
            <text:p>34.2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14-04-22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14-02-11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6472" calcext:value-type="float">
            <text:p>34.2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13-11-19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1544" calcext:value-type="float">
            <text:p>34.4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13-07-23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6408" calcext:value-type="float">
            <text:p>34.5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13-04-16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6032" calcext:value-type="float">
            <text:p>34.5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13-01-09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12-10-16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7472" calcext:value-type="float">
            <text:p>34.6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12-07-11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12-04-03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3816" calcext:value-type="float">
            <text:p>35.1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12-01-26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9304" calcext:value-type="float">
            <text:p>35.57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11-10-04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11-07-20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11-04-19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11-01-27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9128" calcext:value-type="float">
            <text:p>37.21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10-10-2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6472" calcext:value-type="float">
            <text:p>38.0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10-07-21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8768" calcext:value-type="float">
            <text:p>38.1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10-04-13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7912" calcext:value-type="float">
            <text:p>38.1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10-01-13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764" calcext:value-type="float">
            <text:p>38.2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09-10-20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5864" calcext:value-type="float">
            <text:p>38.5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09-07-22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8056" calcext:value-type="float">
            <text:p>38.5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09-04-14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5384" calcext:value-type="float">
            <text:p>38.5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09-02-05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0936" calcext:value-type="float">
            <text:p>38.7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08-10-22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544" calcext:value-type="float">
            <text:p>39.0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08-07-15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08-04-16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3024" calcext:value-type="float">
            <text:p>38.6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08-01-24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6008" calcext:value-type="float">
            <text:p>38.9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07-10-02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5528" calcext:value-type="float">
            <text:p>38.8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07-08-29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7952" calcext:value-type="float">
            <text:p>38.4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07-06-14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3384" calcext:value-type="float">
            <text:p>37.7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07-04-18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06-12-04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06-09-12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06-05-10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06-02-07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05-11-04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05-07-20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05-05-10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05-01-28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04-11-05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04-08-0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04-04-30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04-02-13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6168" calcext:value-type="float">
            <text:p>36.3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03-10-23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03-07-25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03-04-30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03-01-28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02-10-17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02-07-23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02-04-26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02-01-18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01-10-24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01-07-27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01-04-24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4984" calcext:value-type="float">
            <text:p>35.3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01-01-17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916" calcext:value-type="float">
            <text:p>35.1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00-10-17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1144" calcext:value-type="float">
            <text:p>35.0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00-08-02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5424" calcext:value-type="float">
            <text:p>35.01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00-06-13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2000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4088" calcext:value-type="float">
            <text:p>34.9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9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1184" calcext:value-type="float">
            <text:p>35.3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3544" calcext:value-type="float">
            <text:p>35.2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9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8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5152" calcext:value-type="float">
            <text:p>35.12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8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868" calcext:value-type="float">
            <text:p>35.1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8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8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7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7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7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8664" calcext:value-type="float">
            <text:p>34.2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7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5992" calcext:value-type="float">
            <text:p>34.2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7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8936" calcext:value-type="float">
            <text:p>34.1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6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2192" calcext:value-type="float">
            <text:p>34.3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6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1064" calcext:value-type="float">
            <text:p>34.4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5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7096" calcext:value-type="float">
            <text:p>34.6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7496" calcext:value-type="float">
            <text:p>34.0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5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9" calcext:value-type="float">
            <text:p>33.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5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6368" calcext:value-type="float">
            <text:p>34.1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4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4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3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5824" calcext:value-type="float">
            <text:p>34.4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3-08-12 1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9544" calcext:value-type="float">
            <text:p>33.6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2112" calcext:value-type="float">
            <text:p>33.6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9608" calcext:value-type="float">
            <text:p>33.4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9608" calcext:value-type="float">
            <text:p>33.4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8168" calcext:value-type="float">
            <text:p>33.3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2928" calcext:value-type="float">
            <text:p>33.3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9504" calcext:value-type="float">
            <text:p>33.3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9504" calcext:value-type="float">
            <text:p>33.3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2072" calcext:value-type="float">
            <text:p>33.3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8168" calcext:value-type="float">
            <text:p>33.3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3408" calcext:value-type="float">
            <text:p>33.36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9504" calcext:value-type="float">
            <text:p>33.3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2072" calcext:value-type="float">
            <text:p>33.3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6832" calcext:value-type="float">
            <text:p>33.3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3408" calcext:value-type="float">
            <text:p>33.36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9504" calcext:value-type="float">
            <text:p>33.3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1592" calcext:value-type="float">
            <text:p>33.3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2072" calcext:value-type="float">
            <text:p>33.3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2072" calcext:value-type="float">
            <text:p>33.3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8168" calcext:value-type="float">
            <text:p>33.3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8168" calcext:value-type="float">
            <text:p>33.3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9024" calcext:value-type="float">
            <text:p>33.3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2928" calcext:value-type="float">
            <text:p>33.3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9024" calcext:value-type="float">
            <text:p>33.3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988" calcext:value-type="float">
            <text:p>33.3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2928" calcext:value-type="float">
            <text:p>33.3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2928" calcext:value-type="float">
            <text:p>33.3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8544" calcext:value-type="float">
            <text:p>33.3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624" calcext:value-type="float">
            <text:p>33.1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048" calcext:value-type="float">
            <text:p>33.1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0968" calcext:value-type="float">
            <text:p>32.8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0968" calcext:value-type="float">
            <text:p>32.8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0968" calcext:value-type="float">
            <text:p>32.8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9904" calcext:value-type="float">
            <text:p>32.7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328" calcext:value-type="float">
            <text:p>32.3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088" calcext:value-type="float">
            <text:p>32.3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356" calcext:value-type="float">
            <text:p>32.2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328" calcext:value-type="float">
            <text:p>32.3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088" calcext:value-type="float">
            <text:p>32.3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328" calcext:value-type="float">
            <text:p>32.3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088" calcext:value-type="float">
            <text:p>32.3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3184" calcext:value-type="float">
            <text:p>32.3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328" calcext:value-type="float">
            <text:p>32.3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328" calcext:value-type="float">
            <text:p>32.3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9656" calcext:value-type="float">
            <text:p>32.2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088" calcext:value-type="float">
            <text:p>32.3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088" calcext:value-type="float">
            <text:p>32.3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6608" calcext:value-type="float">
            <text:p>32.2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088" calcext:value-type="float">
            <text:p>32.3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328" calcext:value-type="float">
            <text:p>32.3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328" calcext:value-type="float">
            <text:p>32.3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088" calcext:value-type="float">
            <text:p>32.3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088" calcext:value-type="float">
            <text:p>32.3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3184" calcext:value-type="float">
            <text:p>32.3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088" calcext:value-type="float">
            <text:p>32.3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6608" calcext:value-type="float">
            <text:p>32.2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7464" calcext:value-type="float">
            <text:p>32.2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4416" calcext:value-type="float">
            <text:p>32.2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6128" calcext:value-type="float">
            <text:p>32.2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4792" calcext:value-type="float">
            <text:p>32.2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3456" calcext:value-type="float">
            <text:p>32.2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3456" calcext:value-type="float">
            <text:p>32.2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824" calcext:value-type="float">
            <text:p>32.1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8864" calcext:value-type="float">
            <text:p>32.0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8864" calcext:value-type="float">
            <text:p>32.0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2768" calcext:value-type="float">
            <text:p>32.0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2768" calcext:value-type="float">
            <text:p>32.0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3624" calcext:value-type="float">
            <text:p>32.0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3624" calcext:value-type="float">
            <text:p>32.0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1808" calcext:value-type="float">
            <text:p>31.9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924" calcext:value-type="float">
            <text:p>32.0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0576" calcext:value-type="float">
            <text:p>32.0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3624" calcext:value-type="float">
            <text:p>32.0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3624" calcext:value-type="float">
            <text:p>32.0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3624" calcext:value-type="float">
            <text:p>32.0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3624" calcext:value-type="float">
            <text:p>32.0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0576" calcext:value-type="float">
            <text:p>32.0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0576" calcext:value-type="float">
            <text:p>32.0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3624" calcext:value-type="float">
            <text:p>32.0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8384" calcext:value-type="float">
            <text:p>32.0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0576" calcext:value-type="float">
            <text:p>32.0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0576" calcext:value-type="float">
            <text:p>32.0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3144" calcext:value-type="float">
            <text:p>32.0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924" calcext:value-type="float">
            <text:p>32.0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3624" calcext:value-type="float">
            <text:p>32.0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3624" calcext:value-type="float">
            <text:p>32.0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3144" calcext:value-type="float">
            <text:p>32.0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3144" calcext:value-type="float">
            <text:p>32.0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3144" calcext:value-type="float">
            <text:p>32.0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3144" calcext:value-type="float">
            <text:p>32.0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0952" calcext:value-type="float">
            <text:p>32.0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2288" calcext:value-type="float">
            <text:p>32.0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876" calcext:value-type="float">
            <text:p>31.9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924" calcext:value-type="float">
            <text:p>32.0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1808" calcext:value-type="float">
            <text:p>31.9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828" calcext:value-type="float">
            <text:p>31.9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0472" calcext:value-type="float">
            <text:p>31.9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5712" calcext:value-type="float">
            <text:p>31.9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924" calcext:value-type="float">
            <text:p>32.0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0952" calcext:value-type="float">
            <text:p>32.0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0952" calcext:value-type="float">
            <text:p>32.0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7904" calcext:value-type="float">
            <text:p>31.9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876" calcext:value-type="float">
            <text:p>31.9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876" calcext:value-type="float">
            <text:p>31.9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5712" calcext:value-type="float">
            <text:p>31.9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7904" calcext:value-type="float">
            <text:p>31.9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7904" calcext:value-type="float">
            <text:p>31.9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4376" calcext:value-type="float">
            <text:p>31.9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5232" calcext:value-type="float">
            <text:p>31.9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896" calcext:value-type="float">
            <text:p>31.9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4376" calcext:value-type="float">
            <text:p>31.9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0472" calcext:value-type="float">
            <text:p>31.9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5712" calcext:value-type="float">
            <text:p>31.9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876" calcext:value-type="float">
            <text:p>31.9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78" calcext:value-type="float">
            <text:p>31.9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4376" calcext:value-type="float">
            <text:p>31.9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2184" calcext:value-type="float">
            <text:p>31.9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0472" calcext:value-type="float">
            <text:p>31.9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4376" calcext:value-type="float">
            <text:p>31.9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896" calcext:value-type="float">
            <text:p>31.9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896" calcext:value-type="float">
            <text:p>31.9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0848" calcext:value-type="float">
            <text:p>31.9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6088" calcext:value-type="float">
            <text:p>31.9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6088" calcext:value-type="float">
            <text:p>31.9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0848" calcext:value-type="float">
            <text:p>31.9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78" calcext:value-type="float">
            <text:p>31.9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78" calcext:value-type="float">
            <text:p>31.9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0848" calcext:value-type="float">
            <text:p>31.9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552" calcext:value-type="float">
            <text:p>31.8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9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552" calcext:value-type="float">
            <text:p>31.8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552" calcext:value-type="float">
            <text:p>31.8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552" calcext:value-type="float">
            <text:p>31.8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2456" calcext:value-type="float">
            <text:p>31.8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552" calcext:value-type="float">
            <text:p>31.8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552" calcext:value-type="float">
            <text:p>31.8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6632" calcext:value-type="float">
            <text:p>31.7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6632" calcext:value-type="float">
            <text:p>31.7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552" calcext:value-type="float">
            <text:p>31.8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072" calcext:value-type="float">
            <text:p>31.8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072" calcext:value-type="float">
            <text:p>31.8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2456" calcext:value-type="float">
            <text:p>31.8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2456" calcext:value-type="float">
            <text:p>31.8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2456" calcext:value-type="float">
            <text:p>31.8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2456" calcext:value-type="float">
            <text:p>31.8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648" calcext:value-type="float">
            <text:p>31.8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552" calcext:value-type="float">
            <text:p>31.8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2456" calcext:value-type="float">
            <text:p>31.8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2456" calcext:value-type="float">
            <text:p>31.8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552" calcext:value-type="float">
            <text:p>31.8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0848" calcext:value-type="float">
            <text:p>31.9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78" calcext:value-type="float">
            <text:p>31.9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78" calcext:value-type="float">
            <text:p>31.9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552" calcext:value-type="float">
            <text:p>31.8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552" calcext:value-type="float">
            <text:p>31.8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648" calcext:value-type="float">
            <text:p>31.8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648" calcext:value-type="float">
            <text:p>31.8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648" calcext:value-type="float">
            <text:p>31.8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648" calcext:value-type="float">
            <text:p>31.8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2-1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648" calcext:value-type="float">
            <text:p>31.8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6632" calcext:value-type="float">
            <text:p>31.7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655076332004</text:p>
          </table:table-cell>
          <table:table-cell office:value-type="string" calcext:value-type="string">
            <text:p>58A 79 SOW 180C</text:p>
          </table:table-cell>
          <table:table-cell office:value-type="string" calcext:value-type="string">
            <text:p>1987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220" meta:object-count="0"/>
    <meta:user-defined meta:name="AppVersion">3.0</meta:user-defined>
  </office:meta>
</office:document-meta>
</file>